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4"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4"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ext:p>(if applicable)</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4"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ext:p>(if applicable)</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08T10:12:08Z</dc:date>
    <meta:editing-cycles>85</meta:editing-cycles>
    <meta:editing-duration>PT24379S</meta:editing-duration>
  </office:meta>
</office:document-meta>
</file>